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fo:font-weight="normal"/>
    </style:style>
    <style:style style:name="P2" style:family="paragraph" style:parent-style-name="Header">
      <style:text-properties fo:font-weight="normal"/>
    </style:style>
    <style:style style:name="P3" style:family="paragraph">
      <loext:graphic-properties draw:fill="solid" draw:fill-color="#c0c0c0" draw:opacity="50%"/>
      <style:text-properties style:font-name="Liberation Sans1" fo:font-size="1pt"/>
    </style:style>
    <style:style style:name="gr1" style:family="graphic">
      <style:graphic-properties draw:stroke="none" draw:fill="solid" draw:fill-color="#c0c0c0" draw:opacity="50%" draw:auto-grow-height="false" draw:auto-grow-width="false" fo:min-height="1.3189in" fo:min-width="6.692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1.3965in" fo:min-width="7.086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0.8839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normal"/>
    </style:style>
    <style:style style:name="MP2" style:family="paragraph">
      <loext:graphic-properties draw:fill="solid" draw:fill-color="#c0c0c0" draw:opacity="50%"/>
      <style:text-properties style:font-name="Liberation Sans1" fo:font-size="1pt"/>
    </style:style>
    <style:style style:name="MP3" style:family="paragraph" style:parent-style-name="Footer">
      <style:text-properties fo:font-weight="normal"/>
    </style:style>
    <style:style style:name="Mgr1" style:family="graphic">
      <style:graphic-properties draw:stroke="none" draw:fill="solid" draw:fill-color="#c0c0c0" draw:opacity="50%" draw:auto-grow-height="false" draw:auto-grow-width="false" fo:min-height="1.3189in" fo:min-width="6.692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0.8839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1.3965in" fo:min-width="7.086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draw:custom-shape text:anchor-type="char" draw:z-index="9" draw:name="PowerPlusWaterMarkObject" draw:style-name="Mgr1" draw:text-style-name="MP2" svg:width="6.6925in" svg:height="1.3185in" draw:transform="rotate (0.785398163397448) translate (0.514583333333333in 6.76257108486439in)"><text:p>Internal Only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user-defined style:data-style-name="N0" text:name="urn:bails:IntellectualProperty:BusinessAuthorizationCategory:Name">Internal Only</text:user-defined></text:p>
      </style:header>
      <style:footer>
        <text:p text:style-name="MP3"><text:user-defined style:data-style-name="N0" text:name="urn:bails:IntellectualProperty:BusinessAuthorizationCategory:Name">Internal Only</text:user-defined></text:p>
      </style:footer>
    </style:master-page>
    <style:master-page style:name="First_20_Page" style:display-name="First Page" style:page-layout-name="Mpm1" style:next-style-name="Standard">
      <style:header>
        <text:p text:style-name="Header"><draw:custom-shape text:anchor-type="char" draw:z-index="0" draw:name="PowerPlusWaterMarkObject" draw:style-name="Mgr1" draw:text-style-name="MP2" svg:width="6.6925in" svg:height="1.3185in" draw:transform="rotate (0.785398163397448)"><text:p>Internal Only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user-defined style:data-style-name="N0" text:name="urn:bails:IntellectualProperty:Marking:document-header">Classification: Internal Only</text:user-defined></text:p>
      </style:header>
      <style:footer>
        <text:p text:style-name="Footer"><text:user-defined style:data-style-name="N0" text:name="urn:bails:IntellectualProperty:Marking:document-footer">This content is marked Internal Only. Do not distribute it outside of the business.</text:user-defined></text:p>
      </style:footer>
    </style:master-page>
    <style:master-page style:name="Left_20_Page" style:display-name="Left Page" style:page-layout-name="Mpm2" style:next-style-name="Right_20_Page">
      <style:header>
        <text:p text:style-name="Header"><draw:custom-shape text:anchor-type="char" draw:z-index="1" draw:name="PowerPlusWaterMarkObject" draw:style-name="Mgr1" draw:text-style-name="MP2" svg:width="6.6925in" svg:height="1.3185in" draw:transform="rotate (0.785398163397448)"><text:p>Internal Only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user-defined style:data-style-name="N0" text:name="urn:bails:IntellectualProperty:Marking:document-header">Classification: Internal Only</text:user-defined></text:p>
      </style:header>
      <style:footer>
        <text:p text:style-name="Footer"><text:user-defined style:data-style-name="N0" text:name="urn:bails:IntellectualProperty:Marking:document-footer">This content is marked Internal Only. Do not distribute it outside of the business.</text:user-defined></text:p>
      </style:footer>
    </style:master-page>
    <style:master-page style:name="Right_20_Page" style:display-name="Right Page" style:page-layout-name="Mpm3" style:next-style-name="Left_20_Page">
      <style:header>
        <text:p text:style-name="Header"><draw:custom-shape text:anchor-type="char" draw:z-index="2" draw:name="PowerPlusWaterMarkObject" draw:style-name="Mgr1" draw:text-style-name="MP2" svg:width="6.6925in" svg:height="1.3185in" draw:transform="rotate (0.785398163397448)"><text:p>Internal Only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user-defined style:data-style-name="N0" text:name="urn:bails:IntellectualProperty:Marking:document-header">Classification: Internal Only</text:user-defined></text:p>
      </style:header>
      <style:footer>
        <text:p text:style-name="Footer"><text:user-defined style:data-style-name="N0" text:name="urn:bails:IntellectualProperty:Marking:document-footer">This content is marked Internal Only. Do not distribute it outside of the business.</text:user-defined></text:p>
      </style:footer>
    </style:master-page>
    <style:master-page style:name="Envelope" style:page-layout-name="Mpm4">
      <style:header>
        <text:p text:style-name="Header"><draw:custom-shape text:anchor-type="char" draw:z-index="3" draw:name="PowerPlusWaterMarkObject" draw:style-name="Mgr2" draw:text-style-name="MP2" svg:width="4.4878in" svg:height="0.8835in" draw:transform="skewX (7.27654328499836E-017) rotate (0.785398163397448)"><text:p>Internal Only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user-defined style:data-style-name="N0" text:name="urn:bails:IntellectualProperty:Marking:document-header">Classification: Internal Only</text:user-defined></text:p>
      </style:header>
      <style:footer>
        <text:p text:style-name="Footer"><text:user-defined style:data-style-name="N0" text:name="urn:bails:IntellectualProperty:Marking:document-footer">This content is marked Internal Only. Do not distribute it outside of the business.</text:user-defined></text:p>
      </style:footer>
    </style:master-page>
    <style:master-page style:name="Index" style:page-layout-name="Mpm1">
      <style:header>
        <text:p text:style-name="Header"><draw:custom-shape text:anchor-type="char" draw:z-index="4" draw:name="PowerPlusWaterMarkObject" draw:style-name="Mgr1" draw:text-style-name="MP2" svg:width="6.6925in" svg:height="1.3185in" draw:transform="rotate (0.785398163397448)"><text:p>Internal Only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user-defined style:data-style-name="N0" text:name="urn:bails:IntellectualProperty:Marking:document-header">Classification: Internal Only</text:user-defined></text:p>
      </style:header>
      <style:footer>
        <text:p text:style-name="Footer"><text:user-defined style:data-style-name="N0" text:name="urn:bails:IntellectualProperty:Marking:document-footer">This content is marked Internal Only. Do not distribute it outside of the business.</text:user-defined></text:p>
      </style:footer>
    </style:master-page>
    <style:master-page style:name="HTML" style:page-layout-name="Mpm5">
      <style:header>
        <text:p text:style-name="Header"><draw:custom-shape text:anchor-type="char" draw:z-index="5" draw:name="PowerPlusWaterMarkObject" draw:style-name="Mgr3" draw:text-style-name="MP2" svg:width="7.0862in" svg:height="1.3961in" draw:transform="rotate (0.785398163397448)"><text:p>Internal Only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user-defined style:data-style-name="N0" text:name="urn:bails:IntellectualProperty:Marking:document-header">Classification: Internal Only</text:user-defined></text:p>
      </style:header>
      <style:footer>
        <text:p text:style-name="Footer"><text:user-defined style:data-style-name="N0" text:name="urn:bails:IntellectualProperty:Marking:document-footer">This content is marked Internal Only. Do not distribute it outside of the business.</text:user-defined></text:p>
      </style:footer>
    </style:master-page>
    <style:master-page style:name="Footnote" style:page-layout-name="Mpm6">
      <style:header>
        <text:p text:style-name="Header"><draw:custom-shape text:anchor-type="char" draw:z-index="6" draw:name="PowerPlusWaterMarkObject" draw:style-name="Mgr1" draw:text-style-name="MP2" svg:width="6.6925in" svg:height="1.3185in" draw:transform="rotate (0.785398163397448)"><text:p>Internal Only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user-defined style:data-style-name="N0" text:name="urn:bails:IntellectualProperty:Marking:document-header">Classification: Internal Only</text:user-defined></text:p>
      </style:header>
      <style:footer>
        <text:p text:style-name="Footer"><text:user-defined style:data-style-name="N0" text:name="urn:bails:IntellectualProperty:Marking:document-footer">This content is marked Internal Only. Do not distribute it outside of the business.</text:user-defined></text:p>
      </style:footer>
    </style:master-page>
    <style:master-page style:name="Endnote" style:page-layout-name="Mpm6">
      <style:header>
        <text:p text:style-name="Header"><draw:custom-shape text:anchor-type="char" draw:z-index="7" draw:name="PowerPlusWaterMarkObject" draw:style-name="Mgr1" draw:text-style-name="MP2" svg:width="6.6925in" svg:height="1.3185in" draw:transform="rotate (0.785398163397448)"><text:p>Internal Only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user-defined style:data-style-name="N0" text:name="urn:bails:IntellectualProperty:Marking:document-header">Classification: Internal Only</text:user-defined></text:p>
      </style:header>
      <style:footer>
        <text:p text:style-name="Footer"><text:user-defined style:data-style-name="N0" text:name="urn:bails:IntellectualProperty:Marking:document-footer">This content is marked Internal Only. Do not distribute it outside of the business.</text:user-defined></text:p>
      </style:footer>
    </style:master-page>
    <style:master-page style:name="Landscape" style:page-layout-name="Mpm7">
      <style:header>
        <text:p text:style-name="Header"><draw:custom-shape text:anchor-type="char" draw:z-index="8" draw:name="PowerPlusWaterMarkObject" draw:style-name="Mgr1" draw:text-style-name="MP2" svg:width="6.6925in" svg:height="1.3185in" draw:transform="rotate (0.785398163397448)"><text:p>Internal Only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user-defined style:data-style-name="N0" text:name="urn:bails:IntellectualProperty:Marking:document-header">Classification: Internal Only</text:user-defined></text:p>
      </style:header>
      <style:footer>
        <text:p text:style-name="Footer"><text:user-defined style:data-style-name="N0" text:name="urn:bails:IntellectualProperty:Marking:document-footer">This content is marked Internal Only. Do not distribute it outside of the business.</text:user-defined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6T15:49:11.846239882</meta:creation-date>
    <dc:date>2022-11-16T16:08:03.632316370</dc:date>
    <meta:editing-duration>PT8M4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157" meta:character-count="1035" meta:non-whitespace-character-count="897"/>
    <meta:user-defined meta:name="urn:bails:IntellectualProperty:Authorization:StartValidity">2022-11-16T15:54:17,039513135</meta:user-defined>
    <meta:user-defined meta:name="urn:bails:IntellectualProperty:Authorization:StopValidity">None</meta:user-defined>
    <meta:user-defined meta:name="urn:bails:IntellectualProperty:BusinessAuthorization:Identifier">urn:example:tscp:1</meta:user-defined>
    <meta:user-defined meta:name="urn:bails:IntellectualProperty:BusinessAuthorization:Locator">None</meta:user-defined>
    <meta:user-defined meta:name="urn:bails:IntellectualProperty:BusinessAuthorization:Name" meta:value-type="string">None</meta:user-defined>
    <meta:user-defined meta:name="urn:bails:IntellectualProperty:BusinessAuthorizationCategory:Identifier" meta:value-type="string">urn:example:tscp:1:internal-only</meta:user-defined>
    <meta:user-defined meta:name="urn:bails:IntellectualProperty:BusinessAuthorizationCategory:Identifier:OID" meta:value-type="string">None</meta:user-defined>
    <meta:user-defined meta:name="urn:bails:IntellectualProperty:BusinessAuthorizationCategory:Locator" meta:value-type="string">None</meta:user-defined>
    <meta:user-defined meta:name="urn:bails:IntellectualProperty:BusinessAuthorizationCategory:Name" meta:value-type="string">Internal Only</meta:user-defined>
    <meta:user-defined meta:name="urn:bails:IntellectualProperty:CreationOrigin" meta:value-type="string">MANUAL</meta:user-defined>
    <meta:user-defined meta:name="urn:bails:IntellectualProperty:Custom:FullTexturalRepresentation" meta:value-type="string"> Internal Only</meta:user-defined>
    <meta:user-defined meta:name="urn:bails:IntellectualProperty:Impact:Level:Availability" meta:value-type="string">3</meta:user-defined>
    <meta:user-defined meta:name="urn:bails:IntellectualProperty:Impact:Level:Confidentiality" meta:value-type="string">3</meta:user-defined>
    <meta:user-defined meta:name="urn:bails:IntellectualProperty:Impact:Level:Integrity" meta:value-type="string">3</meta:user-defined>
    <meta:user-defined meta:name="urn:bails:IntellectualProperty:Impact:Scale" meta:value-type="string">UK-Cabinet</meta:user-defined>
    <meta:user-defined meta:name="urn:bails:IntellectualProperty:Marking:document-footer" meta:value-type="string">This content is marked Internal Only. Do not distribute it outside of the business.</meta:user-defined>
    <meta:user-defined meta:name="urn:bails:IntellectualProperty:Marking:document-header" meta:value-type="string">Classification: Internal Only</meta:user-defined>
    <meta:user-defined meta:name="urn:bails:IntellectualProperty:Marking:document-watermark" meta:value-type="string">Internal Only</meta:user-defined>
    <meta:user-defined meta:name="urn:bails:IntellectualProperty:Marking:email-first-line-of-text" meta:value-type="string"/>
    <meta:user-defined meta:name="urn:bails:IntellectualProperty:Marking:email-last-line-of-text" meta:value-type="string"/>
    <meta:user-defined meta:name="urn:bails:IntellectualProperty:Marking:email-subject-prefix" meta:value-type="string"/>
    <meta:user-defined meta:name="urn:bails:IntellectualProperty:Marking:email-subject-suffix" meta:value-type="string"/>
    <meta:user-defined meta:name="urn:bails:IntellectualProperty:Marking:general-distribution-statement" meta:value-type="string"/>
    <meta:user-defined meta:name="urn:bails:IntellectualProperty:Marking:general-distribution-statement:ext:2" meta:value-type="string"/>
    <meta:user-defined meta:name="urn:bails:IntellectualProperty:Marking:general-distribution-statement:ext:3" meta:value-type="string"/>
    <meta:user-defined meta:name="urn:bails:IntellectualProperty:Marking:general-distribution-statement:ext:4" meta:value-type="string"/>
    <meta:user-defined meta:name="urn:bails:IntellectualProperty:Marking:general-summary" meta:value-type="string"/>
    <meta:user-defined meta:name="urn:bails:IntellectualProperty:Marking:general-warning-statement" meta:value-type="string"/>
    <meta:user-defined meta:name="urn:bails:IntellectualProperty:Marking:general-warning-statement:ext:2" meta:value-type="string"/>
    <meta:user-defined meta:name="urn:bails:IntellectualProperty:Marking:general-warning-statement:ext:3" meta:value-type="string"/>
    <meta:user-defined meta:name="urn:bails:IntellectualProperty:Marking:general-warning-statement:ext:4" meta:value-type="string"/>
    <meta:user-defined meta:name="urn:bails:IntellectualProperty:MarkingPrecedence" meta:value-type="string">None</meta:user-defined>
    <meta:user-defined meta:name="urn:bails:IntellectualProperty:Policy:Identifier" meta:value-type="string">None</meta:user-defined>
    <meta:user-defined meta:name="urn:bails:IntellectualProperty:Policy:Name" meta:value-type="string">TSCP Example Policy</meta:user-defined>
    <meta:user-defined meta:name="urn:bails:IntellectualProperty:PolicyAuthority:Country" meta:value-type="string">None</meta:user-defined>
    <meta:user-defined meta:name="urn:bails:IntellectualProperty:PolicyAuthority:Identifier" meta:value-type="string">None</meta:user-defined>
    <meta:user-defined meta:name="urn:bails:IntellectualProperty:PolicyAuthority:Name" meta:value-type="string">TSCP Example Policy Authority</meta:user-defined>
  </office:meta>
</office:document-meta>
</file>